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/><text:span text:style-name="Strong_20_Emphasis"><text:span text:style-name="T2">REFERÊNCIAS CORRIGIDAS (ABNT)</text:span></text:span></text:h>
      <text:p text:style-name="Text_20_body"><text:span text:style-name="T2">ALMEIDA, J. P.; SOUZA, R. F. </text:span><text:span text:style-name="Emphasis"><text:span text:style-name="T2">Memória digital e turismo cultural: o caso de Ouro Preto-MG</text:span></text:span><text:span text:style-name="T2">. Belo Horizonte: UFMG, 2021.</text:span></text:p>
      <text:p text:style-name="Text_20_body"><text:span text:style-name="T2">BECKER, A.; SMITH, J. </text:span><text:span text:style-name="Emphasis"><text:span text:style-name="T2">Digital heritage and the role of Europeana in cultural preservation</text:span></text:span><text:span text:style-name="T2">. Berlin: Springer, 2020.</text:span></text:p>
      <text:p text:style-name="Text_20_body"><text:span text:style-name="T2">CARMO, J. C. </text:span><text:span text:style-name="Emphasis"><text:span text:style-name="T2">A construção social do patrimônio cultural</text:span></text:span><text:span text:style-name="T2">. São Paulo: Alameda, 2006.</text:span></text:p>
      <text:p text:style-name="Text_20_body"><text:span text:style-name="T2">CONGRO, J. S. </text:span><text:span text:style-name="Emphasis"><text:span text:style-name="T2">História de Corumbá</text:span></text:span><text:span text:style-name="T2">. Campo Grande: UFMS, 2005.</text:span></text:p>
      <text:p text:style-name="Text_20_body"><text:span text:style-name="T2">CORRÊA, A. S.; CORRÊA, V. H. </text:span><text:span text:style-name="Emphasis"><text:span text:style-name="T2">Patrimônio cultural e tecnologia: caminhos para a preservação digital</text:span></text:span><text:span text:style-name="T2">. Belo Horizonte: UFMG, 2013.</text:span></text:p>
      <text:p text:style-name="Text_20_body"><text:span text:style-name="T2">COSTA, M.; OLIVEIRA, R. </text:span><text:span text:style-name="Emphasis"><text:span text:style-name="T2">Democratização do acesso à memória histórica através da internet: o caso de São Paulo</text:span></text:span><text:span text:style-name="T2">. São Paulo: PUC-SP, 2022.</text:span></text:p>
      <text:p text:style-name="Text_20_body"><text:span text:style-name="T2">FERREIRA, L. A. </text:span><text:span text:style-name="Emphasis"><text:span text:style-name="T2">Turismo digital e impactos locais: estudo de caso em cidades históricas brasileiras</text:span></text:span><text:span text:style-name="T2">. São Paulo: Senac-SP, 2023.</text:span></text:p>
      <text:p text:style-name="Text_20_body"><text:span text:style-name="T2">FIGUEIREDO, S. M. </text:span><text:span text:style-name="Emphasis"><text:span text:style-name="T2">Corumbá e seu patrimônio histórico-cultural</text:span></text:span><text:span text:style-name="T2">. Corumbá: Ed. Autêntica, 2010.</text:span></text:p>
      <text:p text:style-name="Text_20_body"><text:span text:style-name="T2">GIL, A. C. </text:span><text:span text:style-name="Emphasis"><text:span text:style-name="T2">Como elaborar projetos de pesquisa</text:span></text:span><text:span text:style-name="T2">. 4. ed. São Paulo: Atlas, 2002.</text:span></text:p>
      <text:p text:style-name="Text_20_body"><text:span text:style-name="T2">GREEN, J. </text:span><text:span text:style-name="Emphasis"><text:span text:style-name="T2">GSAP: interactive web animation</text:span></text:span><text:span text:style-name="T2">. New York: O'Reilly Media, 2023.</text:span></text:p>
      <text:p text:style-name="Text_20_body"><text:span text:style-name="T2">IPHAN – Instituto do Patrimônio Histórico e Artístico Nacional. </text:span><text:span text:style-name="Emphasis"><text:span text:style-name="T2">Relatório técnico: Restauração do Instituto Luiz de Albuquerque – ILA</text:span></text:span><text:span text:style-name="T2">. Brasília: IPHAN, 2016.</text:span></text:p>
      <text:p text:style-name="Text_20_body"><text:span text:style-name="T2">LIMA, C. E. </text:span><text:span text:style-name="Emphasis"><text:span text:style-name="T2">Realidade aumentada na educação patrimonial: o caso do Museu Virtual do Pantanal</text:span></text:span><text:span text:style-name="T2">. Cuiabá: UFMT, 2020.</text:span></text:p>
      <text:p text:style-name="Text_20_body"><text:span text:style-name="T2">LOPES, M. A. </text:span><text:span text:style-name="Emphasis"><text:span text:style-name="T2">Digitalização de acervos em ambientes escolares: uma abordagem prática com XAMPP</text:span></text:span><text:span text:style-name="T2">. Curitiba: UFPR, 2024.</text:span></text:p>
      <text:p text:style-name="Text_20_body"><text:span text:style-name="T2">RODRIGUES, F. T. </text:span><text:span text:style-name="Emphasis"><text:span text:style-name="T2">Web design com Tailwind CSS e Laravel: interfaces modernas e acessíveis</text:span></text:span><text:span text:style-name="T2">. São Paulo: Novatec, 2023.</text:span></text:p>
      <text:p text:style-name="Text_20_body"><text:span text:style-name="T2">SILVA, E. H. </text:span><text:span text:style-name="Emphasis"><text:span text:style-name="T2">Soluções tecnológicas de baixo custo para valorização do patrimônio cultural</text:span></text:span><text:span text:style-name="T2">. Salvador: UFBA, 2023.</text:span></text:p>
      <text:p text:style-name="Text_20_body"><text:span text:style-name="T2">SILVA, L. H.; ROCHA, A. P. </text:span><text:span text:style-name="Emphasis"><text:span text:style-name="T2">Cultura digital e turismo regional: o caso de Santa Catarina</text:span></text:span><text:span text:style-name="T2">. Florianópolis: UFSC, 2023.</text:span></text:p>
      <text:p text:style-name="Text_20_body"><text:span text:style-name="T2">SIMON, H. A. </text:span><text:span text:style-name="Emphasis"><text:span text:style-name="T2">The sciences of the artificial</text:span></text:span><text:span text:style-name="T2">. 3. ed. Cambridge: MIT Press, 1996.</text:span></text:p>
      <text:p text:style-name="Text_20_body"><text:span text:style-name="T2">TAYLOR, C. </text:span><text:span text:style-name="Emphasis"><text:span text:style-name="T2">Modern web development with Laravel</text:span></text:span><text:span text:style-name="T2">. London: Packt Publishing, 2023.</text:span></text:p>
      <text:p text:style-name="Text_20_body"><text:span text:style-name="T2">UNESCO. </text:span><text:span text:style-name="Emphasis"><text:span text:style-name="T2">Patrimônio mundial natural e cultural do Pantanal</text:span></text:span><text:span text:style-name="T2">. Paris: UNESCO, 2020.</text:span></text:p>
      <text:h text:style-name="Heading_20_3" text:outline-level="3"><text:soft-page-break/><text:span text:style-name="T2"><text:s/></text:span><text:span text:style-name="Strong_20_Emphasis"><text:span text:style-name="T2">REFERÊNCIAS DIGITAIS</text:span></text:span></text:h>
      <text:p text:style-name="Text_20_body"><text:span text:style-name="T2">GODADDY. </text:span><text:span text:style-name="Emphasis"><text:span text:style-name="T2">Web Hosting | Lightning Fast Hosting &amp; One Click Setup</text:span></text:span><text:span text:style-name="T2">. Disponível em: </text:span><text:a xlink:type="simple" xlink:href="https://www.godaddy.com/hosting/web-hosting" text:style-name="Internet_20_link" text:visited-style-name="Visited_20_Internet_20_Link"><text:span text:style-name="T2">https://www.godaddy.com/hosting/web-hosting</text:span></text:a><text:span text:style-name="T2">. Acesso em: 4 jun. 2025.</text:span></text:p>
      <text:p text:style-name="Text_20_body"><text:span text:style-name="T2">LARAVEL. </text:span><text:span text:style-name="Emphasis"><text:span text:style-name="T2">Official Documentation</text:span></text:span><text:span text:style-name="T2">. Disponível em: </text:span><text:a xlink:type="simple" xlink:href="https://laravel.com/docs" text:style-name="Internet_20_link" text:visited-style-name="Visited_20_Internet_20_Link"><text:span text:style-name="T2">https://laravel.com/docs</text:span></text:a><text:span text:style-name="T2">. Acesso em: 10 out. 2024.</text:span></text:p>
      <text:p text:style-name="Text_20_body"><text:span text:style-name="T2">OTWELL, Taylor. </text:span><text:span text:style-name="Emphasis"><text:span text:style-name="T2">Laravel Framework</text:span></text:span><text:span text:style-name="T2">. Versão 10.0. Disponível em: </text:span><text:a xlink:type="simple" xlink:href="https://github.com/laravel/framework" text:style-name="Internet_20_link" text:visited-style-name="Visited_20_Internet_20_Link"><text:span text:style-name="T2">https://github.com/laravel/framework</text:span></text:a><text:span text:style-name="T2">. Acesso em: 10 out. 2024.</text:span></text:p>
      <text:p text:style-name="Text_20_body"><text:span text:style-name="T2">PHP ARCHITECT. </text:span><text:span text:style-name="Emphasis"><text:span text:style-name="T2">Framework Usage Survey 2023</text:span></text:span><text:span text:style-name="T2">. Disponível em: </text:span><text:a xlink:type="simple" xlink:href="https://www.phparch.com/" text:style-name="Internet_20_link" text:visited-style-name="Visited_20_Internet_20_Link"><text:span text:style-name="T2">https://www.phparch.com</text:span></text:a><text:span text:style-name="T2">. Acesso em: 2023.</text:span></text:p>
      <text:p text:style-name="Text_20_body"><text:span text:style-name="T2">SITEPOINT. </text:span><text:span text:style-name="Emphasis"><text:span text:style-name="T2">The State of PHP in 2022</text:span></text:span><text:span text:style-name="T2">. Disponível em: </text:span><text:a xlink:type="simple" xlink:href="https://www.sitepoint.com/php-survey-2022" text:style-name="Internet_20_link" text:visited-style-name="Visited_20_Internet_20_Link"><text:span text:style-name="T2">https://www.sitepoint.com/php-survey-2022</text:span></text:a><text:span text:style-name="T2">. Acesso em: 2022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12:03:42.691000000</meta:creation-date>
    <dc:date>2025-06-11T12:06:12.591000000</dc:date>
    <meta:editing-duration>PT2M2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375" meta:character-count="2603" meta:non-whitespace-character-count="2250"/>
  </office:meta>
</office:document-meta>
</file>